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90edf" officeooo:paragraph-rsid="00190edf"/>
    </style:style>
    <style:style style:name="P2" style:family="paragraph" style:parent-style-name="Standard">
      <style:text-properties fo:font-size="12pt" fo:font-weight="normal" officeooo:rsid="00193395" officeooo:paragraph-rsid="00193395" style:font-size-asian="10.5pt" style:font-weight-asian="normal" style:font-size-complex="12pt" style:font-weight-complex="normal"/>
    </style:style>
    <style:style style:name="P3" style:family="paragraph" style:parent-style-name="Standard">
      <style:text-properties fo:font-size="12pt" fo:font-weight="normal" officeooo:rsid="001a1ef9" officeooo:paragraph-rsid="001a1ef9" style:font-size-asian="10.5pt" style:font-weight-asian="normal" style:font-size-complex="12pt" style:font-weight-complex="normal"/>
    </style:style>
    <style:style style:name="P4" style:family="paragraph" style:parent-style-name="Standard">
      <style:text-properties fo:font-size="14pt" fo:font-style="normal" style:text-underline-style="solid" style:text-underline-width="auto" style:text-underline-color="font-color" fo:font-weight="normal" officeooo:rsid="00193395" officeooo:paragraph-rsid="00193395" style:font-size-asian="14pt" style:font-style-asian="normal" style:font-weight-asian="normal" style:font-size-complex="14pt" style:font-style-complex="normal" style:font-weight-complex="normal"/>
    </style:style>
    <style:style style:name="P5" style:family="paragraph" style:parent-style-name="Standard">
      <style:text-properties fo:font-size="14pt" style:text-underline-style="solid" style:text-underline-width="auto" style:text-underline-color="font-color" fo:font-weight="normal" officeooo:rsid="001a1ef9" officeooo:paragraph-rsid="001a1ef9" style:font-size-asian="14pt" style:font-weight-asian="normal" style:font-size-complex="14pt" style:font-weight-complex="normal"/>
    </style:style>
    <style:style style:name="P6" style:family="paragraph" style:parent-style-name="Standard">
      <style:text-properties fo:font-size="14pt" style:text-underline-style="solid" style:text-underline-width="auto" style:text-underline-color="font-color" officeooo:rsid="001a7db8" officeooo:paragraph-rsid="001a7db8" style:font-size-asian="14pt" style:font-size-complex="14pt"/>
    </style:style>
    <style:style style:name="P7" style:family="paragraph" style:parent-style-name="Standard">
      <style:text-properties fo:font-size="14pt" style:text-underline-style="solid" style:text-underline-width="auto" style:text-underline-color="font-color" officeooo:rsid="001c1344" officeooo:paragraph-rsid="001c1344" style:font-size-asian="14pt" style:font-size-complex="14pt"/>
    </style:style>
    <style:style style:name="P8" style:family="paragraph" style:parent-style-name="Standard">
      <style:text-properties officeooo:rsid="001a7db8" officeooo:paragraph-rsid="001a7db8"/>
    </style:style>
    <style:style style:name="P9" style:family="paragraph" style:parent-style-name="Standard">
      <style:text-properties officeooo:rsid="001c1344" officeooo:paragraph-rsid="001c1344"/>
    </style:style>
    <style:style style:name="P10" style:family="paragraph" style:parent-style-name="Standard">
      <style:text-properties fo:font-size="15pt" fo:font-weight="bold" officeooo:rsid="00193395" officeooo:paragraph-rsid="00193395" style:font-size-asian="15pt" style:font-weight-asian="bold" style:font-size-complex="15pt" style:font-weight-complex="bold"/>
    </style:style>
    <style:style style:name="P11" style:family="paragraph" style:parent-style-name="Standard">
      <style:text-properties officeooo:rsid="001df67d" officeooo:paragraph-rsid="001df67d"/>
    </style:style>
    <style:style style:name="P12" style:family="paragraph" style:parent-style-name="Standard">
      <style:text-properties officeooo:rsid="001f7ba8" officeooo:paragraph-rsid="001f7ba8"/>
    </style:style>
    <style:style style:name="P13" style:family="paragraph" style:parent-style-name="Standard">
      <style:text-properties officeooo:rsid="001f7ba8" officeooo:paragraph-rsid="001f7ba8"/>
    </style:style>
    <style:style style:name="P14" style:family="paragraph" style:parent-style-name="Standard">
      <style:text-properties officeooo:rsid="00229ba3" officeooo:paragraph-rsid="00229ba3"/>
    </style:style>
    <style:style style:name="P15" style:family="paragraph" style:parent-style-name="Standard">
      <style:text-properties fo:font-size="14pt" style:text-underline-style="solid" style:text-underline-width="auto" style:text-underline-color="font-color" officeooo:rsid="00229ba3" officeooo:paragraph-rsid="00229ba3" style:font-size-asian="14pt" style:font-size-complex="14pt"/>
    </style:style>
    <style:style style:name="P16" style:family="paragraph" style:parent-style-name="Standard">
      <style:text-properties officeooo:rsid="00240965" officeooo:paragraph-rsid="00240965"/>
    </style:style>
    <style:style style:name="T1" style:family="text">
      <style:text-properties officeooo:rsid="00197ac7"/>
    </style:style>
    <style:style style:name="T2" style:family="text">
      <style:text-properties officeooo:rsid="001df6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0">1) Page d’accueil et fonctionnalités d’Angular</text:p>
      <text:p text:style-name="P10"/>
      <text:p text:style-name="P4">Résumé du menu FEATURES d’Angular :</text:p>
      <text:p text:style-name="P2"/>
      <text:p text:style-name="P2">Angular est multiplate-forme, il utilise des fonctionnalités modernes de plate-forme web pour offrir des expériences similaires à celles d’une application. Avec une installation haute performance, hors ligne et en une étapes. Nous pouvons construire des applications mobiles avec diverses stratégies comme Cordova, Ionic ou NativeScript. Il y a aussi la possibilités de créer des applications sur Windows, Linux et Mac en utilisant les mêmes méthodes Angular apprises pour le web et la possibilité d’accéder aux API dee système d’exploitation natif.</text:p>
      <text:p text:style-name="P2"/>
      <text:p text:style-name="P2">Angular est rapide et performant, <text:span text:style-name="T1">il transforme vos modèles en code hautement optimisé pour les machines virtuelles JavaScript actuelles, vous offrant ainsi tous les avantages du code écrit à la main, avec la possibilité d’un framework. Présenter la première vue de votre application sur Node.js, NET, PHP et d’autres serveurs pour un rendu quasiment instantané en HTML et CSS. Les applications Agular se chargent rapidement avec le nouveau Component Router, qui permet le fractionnement automatique du code afin que les utilisateurs en chargent que le code nécessaire au rendu de la vue demandée. </text:span></text:p>
      <text:p text:style-name="P2"/>
      <text:p text:style-name="P3">Angular aide à la productivité, il permet la création rapide des vues d’interface utilisateur avec une syntaxe de modèle simple et puissante. Angular CLI <text:s/>est un outils de ligne de commande, permettant de créer rapidement, ajouter des composants et des test, puis de les déployer instantanément. Il permet l’achèvement intelligent du code, les erreurs instantanées et d’autres commentaires dans les éditeurs et les IDE populaires.</text:p>
      <text:p text:style-name="P3"/>
      <text:p text:style-name="P3">Angular propose un grand espace de développement. Avec Karma, nous pouvons créer des tests unitaires. Et Protractor accélère et stabilise os tests de scénario. Nous pouvons créer des chorégraphies complexes et hautes performances et des calendriers d’animation avec très peu de code via l’API intuitive d’Angular. Nous pouvons aussi créer des applications accessibles avec des composants ARIA, des guides du développeur et une infrastructure de test intégrée.</text:p>
      <text:p text:style-name="P5"/>
      <text:p text:style-name="P6">Résumé du menu GETING START d’Angular :</text:p>
      <text:p text:style-name="P8"/>
      <text:p text:style-name="P8">Pour commencer, Angular est un bon outils rendent le développement d’applicationsplus rapide et plus facile à gérer que si vous faisiez tout à la main. Angular CLI est un outils d’interface de ligne de commande qui permet de créer un projet, d’ajouter des fichiers et d’effectuer diverses tâches de développement en cours, telles que les tests, l’assemblage et de déploiement. L’objectif de ce guide est de créer et d’exécuter une application Angular simple dans TypeScript, à l’aide d’Angular CLI, tout en adhérant aux recommandations du guide de style qui profitent à tous les projets Angular. A la fin de ce chapitre, nous aurons une compréhension de base du développement avec Angular CLI, et une base pour ces exemples de documentation et pour les applications du monde réel.</text:p>
      <text:p text:style-name="P8"/>
      <text:p text:style-name="P9">Pour la première partie, nous installons Node.js et npm sur notre machine, puis à l’aide de Node.js et npm, nous installons globalement Angular CLI. </text:p>
      <text:p text:style-name="P9"/>
      <text:p text:style-name="P7">Résumé de la page d’Angular CLI :</text:p>
      <text:p text:style-name="P9"/>
      <text:p text:style-name="P9"/>
      <text:p text:style-name="P9"><text:soft-page-break/>Nous avons diverses commande avec Angular CLI, tels que :</text:p>
      <text:p text:style-name="P9">- ng new permet de créer notre application.</text:p>
      <text:p text:style-name="P9">- ng generate génére les composants , les routes et les services.</text:p>
      <text:p text:style-name="P9">- ng serve permet de ce connecter en local.</text:p>
      <text:p text:style-name="P9"/>
      <text:p text:style-name="P7">Résumé des différentes règles dans Angular :</text:p>
      <text:p text:style-name="P9"/>
      <text:p text:style-name="P9">Règle 01-01 : Elle permet de limiter le nombre de lignes de code par fichier à 400.</text:p>
      <text:p text:style-name="P9">Règle 01-02 : Elle permet de limiter le nombre de lignes de code par fonctions à 75.</text:p>
      <text:p text:style-name="P9">Règles 02-01 : Elle permet d’imposer une norme des noms <text:span text:style-name="T2">dans l’arborescence </text:span>des différents fichiers.</text:p>
      <text:p text:style-name="P11">Règles 02-02 : Elle permet d’imposer une séparation par un point dans le nom des différents fichiers.</text:p>
      <text:p text:style-name="P11"/>
      <text:p text:style-name="P12">Le fichier README.md explique différentes commande à exécuter via node.js.</text:p>
      <text:p text:style-name="P12">- ng serve pour développer un serveur, en recherchant localhost:4200 dans un moteur de recherche. <text:s text:c="18"/><text:tab/>Lapplication ce mets à jour automatiquement lors de changement dans le code.</text:p>
      <text:p text:style-name="P12">- ng generate component component-name permet la génération d’un nouveau composant.</text:p>
      <text:p text:style-name="P12">- ng build permet de créer un nouveau projet. L’artefacte de création est stocké dans le dossier dist/.</text:p>
      <text:p text:style-name="P12">- ng test exécute les test unitaire.</text:p>
      <text:p text:style-name="P12"/>
      <text:p text:style-name="P15">GitHub d’Angular CLI :</text:p>
      <text:p text:style-name="P14"/>
      <text:p text:style-name="P14">Il nous explique comment installer Angular CLI sur nos ordinateur.</text:p>
      <text:p text:style-name="P14"/>
      <text:p text:style-name="P15">Wiki d’Angular CLI:</text:p>
      <text:p text:style-name="P14"/>
      <text:p text:style-name="P14">Il nous explique comment faire fonctionner Node.js avec ces différentes commandes associées.</text:p>
      <text:p text:style-name="P14"/>
      <text:p text:style-name="P15">Explication des fichiers et dossier d’Angular :</text:p>
      <text:p text:style-name="P14"/>
      <text:p text:style-name="P14">Dossier app : Contient les fichiers relatif à nos composants de notre application.</text:p>
      <text:p text:style-name="P14">Dossier asset : Peut contenir les images que nous souhaitons intégrer dans notre application.</text:p>
      <text:p text:style-name="P14">Dossier environments : Peut contenir chacun de nos fichiers pour chacun de nos environnement de <text:tab/>destination, chacun exportant des variables de configuration simples à utiliser dans notre a<text:tab/>pplication.</text:p>
      <text:p text:style-name="P16">Fichier favicon.ico : Contient l’icône par défaut. <text:s/></text:p>
      <text:p text:style-name="P16">Fichier index.html : C’est la page HTML principale qui est servie lorsque quelqu’un visite notre <text:tab/>site.</text:p>
      <text:p text:style-name="P16">Fichier style.css : Contient la feuille de style de notre page HTML index.html.</text:p>
      <text:p text:style-name="P16">Fichier test.ts : C’est le point d’entrée principal pour nos tests unitaires, il y a une configuration <text:tab/>personnalisée qui pourrait ne pas être familière, mais ce n’est pas quelque chose que nous <text:tab/>devons modifier.</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2pt" fo:font-weight="normal" officeooo:rsid="001a1ef9" style:font-size-asian="10.5pt" style:font-weight-asian="normal" style:font-size-complex="12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90edf" officeooo:paragraph-rsid="00190ed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BOONE Kévin<text:tab/>ACD5 – TP1<text:tab/>Le Vendredi 12 Octobre 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2T11:00:06.982000000</meta:creation-date>
    <meta:generator>LibreOffice/5.3.6.1$Windows_x86 LibreOffice_project/686f202eff87ef707079aeb7f485847613344eb7</meta:generator>
    <dc:date>2018-10-17T11:21:55.713000000</dc:date>
    <meta:editing-duration>PT54M11S</meta:editing-duration>
    <meta:editing-cycles>7</meta:editing-cycles>
    <meta:document-statistic meta:table-count="0" meta:image-count="0" meta:object-count="0" meta:page-count="2" meta:paragraph-count="37" meta:word-count="838" meta:character-count="5345" meta:non-whitespace-character-count="4515"/>
  </office:meta>
</office:document-meta>
</file>